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DevOps Engineer with 28 years of experience managing Linux, UNIX, <text:a xlink:type="simple" xlink:href="https://www.microsoft.com/en-us/windows/" office:name=""><text:span text:style-name="Definition">Windows</text:span></text:a>, and OSX/macOS systems. Programming languages have included Python, PHP, Perl, and Java. Work environments have been heterogeneous (several flavors of Linux, <text:a xlink:type="simple" xlink:href="https://www.microsoft.com/en-us/windows/" office:name=""><text:span text:style-name="Definition">Windows</text:span></text:a>, and OSX/macOS), small to medium sized (from 10 to 1200 servers, 20 to 300 workstations), and mixed locations (all local to all remote teams)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Created infrastructure to provide ephemeral environments, allowing testing of code branches before sending those code changes to the company at large.</text:p>
        </text:list-item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Replaced <text:a xlink:type="simple" xlink:href="https://www.vertica.com/" office:name=""><text:span text:style-name="Definition">Vertica</text:span></text:a> with <text:a xlink:type="simple" xlink:href="https://trino.io/" office:name=""><text:span text:style-name="Definition">Trino</text:span></text:a>.</text:p>
        </text:list-item>
        <text:list-item>
          <text:p text:style-name="P3">Deployed and configured <text:a xlink:type="simple" xlink:href="https://www.alluxio.io/" office:name=""><text:span text:style-name="Definition">Alluxio</text:span></text:a> for caching and data orchestration.</text:p>
        </text:list-item>
        <text:list-item>
          <text:p text:style-name="P3">Performance tuned <text:a xlink:type="simple" xlink:href="https://kafka.apache.org/" office:name=""><text:span text:style-name="Definition">Kafka</text:span></text:a>.</text:p>
        </text:list-item>
        <text:list-item>
          <text:p text:style-name="P3">Tested new tools for suitability, including <text:a xlink:type="simple" xlink:href="https://mariadb.org/" office:name=""><text:span text:style-name="Definition">MariaDB</text:span></text:a>, <text:a xlink:type="simple" xlink:href="https://clickhouse.com/" office:name=""><text:span text:style-name="Definition">Clickhouse</text:span></text:a>, and <text:a xlink:type="simple" xlink:href="https://kudu.apache.org/" office:name=""><text:span text:style-name="Definition">Kudu</text:span></text:a>.</text:p>
        </text:list-item>
        <text:list-item>
          <text:p text:style-name="P3">Switched build server from <text:a xlink:type="simple" xlink:href="https://www.jetbrains.com/teamcity/" office:name=""><text:span text:style-name="Definition">TeamCity</text:span></text:a> to <text:a xlink:type="simple" xlink:href="https://www.jenkins.io/" office:name=""><text:span text:style-name="Definition">Jenkins</text:span></text:a>, recreating all build jobs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Upgraded <text:a xlink:type="simple" xlink:href="https://kafka.apache.org/" office:name=""><text:span text:style-name="Definition">Kafka</text:span></text:a> with zero downtime for producers and consumers.</text:p>
        </text:list-item>
        <text:list-item>
          <text:p text:style-name="P4">Enabled integration with <text:a xlink:type="simple" xlink:href="https://en.wikipedia.org/wiki/Active_Directory" office:name=""><text:span text:style-name="Definition">Active Directory</text:span></text:a> for <text:a xlink:type="simple" xlink:href="https://hadoop.apache.org/" office:name=""><text:span text:style-name="Definition">Hadoop</text:span></text:a> systems.</text:p>
        </text:list-item>
        <text:list-item>
          <text:p text:style-name="P4">Built tool to graphically show the ETL pipelines.</text:p>
        </text:list-item>
        <text:list-item>
          <text:p text:style-name="P4">Transitioned ETL pipeline from crontabs to <text:a xlink:type="simple" xlink:href="https://mesos.apache.org/" office:name=""><text:span text:style-name="Definition">Mesos</text:span></text:a> and then into <text:a xlink:type="simple" xlink:href="https://kubernetes.io/" office:name=""><text:span text:style-name="Definition">Kubernetes</text:span></text:a>.</text:p>
        </text:list-item>
        <text:list-item>
          <text:p text:style-name="P4">Troubleshooting of issues with <text:a xlink:type="simple" xlink:href="https://hadoop.apache.org/" office:name=""><text:span text:style-name="Definition">Hadoop</text:span></text:a>, <text:a xlink:type="simple" xlink:href="https://kafka.apache.org/" office:name=""><text:span text:style-name="Definition">Kafka</text:span></text:a>, <text:a xlink:type="simple" xlink:href="https://www.microsoft.com/en-us/sql-server" office:name=""><text:span text:style-name="Definition">SQL Server</text:span></text:a>, and <text:a xlink:type="simple" xlink:href="https://kubernetes.io/" office:name=""><text:span text:style-name="Definition">Kubernetes</text:span></text:a>.</text:p>
        </text:list-item>
        <text:list-item>
          <text:p text:style-name="P4">Production maintenance of data pipelines, including after hours support.</text:p>
        </text:list-item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Upgraded <text:a xlink:type="simple" xlink:href="https://hadoop.apache.org/" office:name=""><text:span text:style-name="Definition">Hadoop</text:span></text:a> clusters with minimal downtime.</text:p>
        </text:list-item>
        <text:list-item>
          <text:p text:style-name="P4">Optimized the performance and reliability of <text:a xlink:type="simple" xlink:href="https://hadoop.apache.org/" office:name=""><text:span text:style-name="Definition">Hadoop</text:span></text:a>, ensuring high availability.</text:p>
        </text:list-item>
        <text:list-item>
          <text:p text:style-name="P4">Added over a hundred automated tests to our ETL pipeline.</text:p>
        </text:list-item>
        <text:list-item>
          <text:p text:style-name="P4">Performed root cause analysis on ETL and cluster level failures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Found major security hole (remote code execution) and closed it.</text:p>
        </text:list-item>
        <text:list-item>
          <text:p text:style-name="P6">Debugged and resolved memory issues that were causing systems to shut down.</text:p>
        </text:list-item>
        <text:list-item>
          <text:p text:style-name="P6">Incorporated memcached into our stack to handle sessions and cached data.</text:p>
        </text:list-item>
        <text:list-item>
          <text:p text:style-name="P6">Switched web server from <text:a xlink:type="simple" xlink:href="https://pypi.org/project/Paste/" office:name=""><text:span text:style-name="Definition">Paster</text:span></text:a> to <text:a xlink:type="simple" xlink:href="https://httpd.apache.org/" office:name=""><text:span text:style-name="Definition">Apache</text:span></text:a> with <text:a xlink:type="simple" xlink:href="https://code.google.com/archive/p/modwsgi" office:name=""><text:span text:style-name="Definition">mod_wsgi</text:span></text:a>.</text:p>
        </text:list-item>
        <text:list-item>
          <text:p text:style-name="P6">Corrected Unicode handling errors in the code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Identified weaknesses in the database model, and added code to prevent those weaknesses from being hit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6-01-15T00:57:04Z</meta:creation-date>
    <dc:date>2026-01-15T00:57:04Z</dc:date>
  </office:meta>
</office:document-meta>
</file>